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e226a" style:font-size-asian="11pt" style:font-size-complex="11pt"/>
    </style:style>
    <style:style style:name="P2" style:family="paragraph" style:parent-style-name="Standard">
      <style:text-properties fo:font-size="11pt" officeooo:paragraph-rsid="001f72af" style:font-size-asian="11pt" style:font-size-complex="11pt"/>
    </style:style>
    <style:style style:name="P3" style:family="paragraph" style:parent-style-name="Standard">
      <style:text-properties officeooo:paragraph-rsid="001f9231"/>
    </style:style>
    <style:style style:name="P4" style:family="paragraph" style:parent-style-name="Standard">
      <style:text-properties officeooo:paragraph-rsid="0022c020"/>
    </style:style>
    <style:style style:name="P5" style:family="paragraph" style:parent-style-name="Standard">
      <style:text-properties officeooo:paragraph-rsid="0024402c"/>
    </style:style>
    <style:style style:name="P6" style:family="paragraph" style:parent-style-name="Standard">
      <style:text-properties officeooo:rsid="0024402c" officeooo:paragraph-rsid="0024402c"/>
    </style:style>
    <style:style style:name="P7" style:family="paragraph" style:parent-style-name="Standard" style:list-style-name="L1">
      <style:text-properties officeooo:paragraph-rsid="001e226a"/>
    </style:style>
    <style:style style:name="P8" style:family="paragraph" style:parent-style-name="Standard" style:list-style-name="L1">
      <style:text-properties fo:font-size="11pt" officeooo:paragraph-rsid="001f72af" style:font-size-asian="11pt" style:font-size-complex="11pt"/>
    </style:style>
    <style:style style:name="P9" style:family="paragraph" style:parent-style-name="Standard" style:list-style-name="L1">
      <style:text-properties fo:font-size="11pt" officeooo:paragraph-rsid="001e226a" style:font-size-asian="11pt" style:font-size-complex="11pt"/>
    </style:style>
    <style:style style:name="P10" style:family="paragraph" style:parent-style-name="Standard" style:list-style-name="L2">
      <style:text-properties fo:font-size="11pt" officeooo:paragraph-rsid="001f72af" style:font-size-asian="11pt" style:font-size-complex="11pt"/>
    </style:style>
    <style:style style:name="P11" style:family="paragraph" style:parent-style-name="Standard" style:list-style-name="L2">
      <style:text-properties fo:font-size="11pt" officeooo:paragraph-rsid="001f9231" style:font-size-asian="11pt" style:font-size-complex="11pt"/>
    </style:style>
    <style:style style:name="P12" style:family="paragraph" style:parent-style-name="Standard" style:list-style-name="L3">
      <style:text-properties fo:font-size="11pt" officeooo:paragraph-rsid="001f9231" style:font-size-asian="11pt" style:font-size-complex="11pt"/>
    </style:style>
    <style:style style:name="P13" style:family="paragraph" style:parent-style-name="Standard">
      <style:text-properties fo:font-size="11pt" officeooo:rsid="001f9231" officeooo:paragraph-rsid="001f9231" style:font-size-asian="11pt" style:font-size-complex="11pt"/>
    </style:style>
    <style:style style:name="P14" style:family="paragraph" style:parent-style-name="Standard" style:list-style-name="L4">
      <style:text-properties fo:font-size="11pt" officeooo:rsid="001f9231" officeooo:paragraph-rsid="001f9231" style:font-size-asian="11pt" style:font-size-complex="11pt"/>
    </style:style>
    <style:style style:name="P15" style:family="paragraph" style:parent-style-name="Standard" style:list-style-name="L5">
      <style:text-properties fo:font-size="11pt" officeooo:rsid="001f9231" officeooo:paragraph-rsid="0020f66d" style:font-size-asian="11pt" style:font-size-complex="11pt"/>
    </style:style>
    <style:style style:name="P16" style:family="paragraph" style:parent-style-name="Standard" style:list-style-name="L6">
      <style:text-properties fo:font-size="11pt" officeooo:rsid="001f9231" officeooo:paragraph-rsid="0020f66d" style:font-size-asian="11pt" style:font-size-complex="11pt"/>
    </style:style>
    <style:style style:name="P17" style:family="paragraph" style:parent-style-name="Standard" style:list-style-name="L8">
      <style:text-properties fo:font-size="11pt" officeooo:rsid="001f9231" officeooo:paragraph-rsid="0022c020" style:font-size-asian="11pt" style:font-size-complex="11pt"/>
    </style:style>
    <style:style style:name="P18" style:family="paragraph" style:parent-style-name="Standard" style:list-style-name="L9">
      <style:text-properties fo:font-size="11pt" officeooo:rsid="001f9231" officeooo:paragraph-rsid="0022c020" style:font-size-asian="11pt" style:font-size-complex="11pt"/>
    </style:style>
    <style:style style:name="P19" style:family="paragraph" style:parent-style-name="Standard" style:list-style-name="L10">
      <style:text-properties fo:font-size="11pt" officeooo:rsid="001f9231" officeooo:paragraph-rsid="0022c020" style:font-size-asian="11pt" style:font-size-complex="11pt"/>
    </style:style>
    <style:style style:name="P20" style:family="paragraph" style:parent-style-name="Standard">
      <style:text-properties fo:font-size="11pt" officeooo:rsid="0020f66d" officeooo:paragraph-rsid="001f9231" style:font-size-asian="11pt" style:font-size-complex="11pt"/>
    </style:style>
    <style:style style:name="P21" style:family="paragraph" style:parent-style-name="Standard">
      <style:text-properties fo:font-size="11pt" officeooo:rsid="0020f66d" officeooo:paragraph-rsid="0020f66d" style:font-size-asian="11pt" style:font-size-complex="11pt"/>
    </style:style>
    <style:style style:name="P22" style:family="paragraph" style:parent-style-name="Standard" style:list-style-name="L7">
      <style:text-properties fo:font-size="11pt" officeooo:rsid="0020f66d" officeooo:paragraph-rsid="0024402c" style:font-size-asian="11pt" style:font-size-complex="11pt"/>
    </style:style>
    <style:style style:name="P23" style:family="paragraph" style:parent-style-name="Standard" style:list-style-name="L7">
      <style:text-properties fo:font-size="11pt" officeooo:rsid="0020f66d" officeooo:paragraph-rsid="0020f66d" style:font-size-asian="11pt" style:font-size-complex="11pt"/>
    </style:style>
    <style:style style:name="P24" style:family="paragraph" style:parent-style-name="Standard" style:list-style-name="L7">
      <style:text-properties fo:font-size="11pt" officeooo:rsid="0020f66d" officeooo:paragraph-rsid="0022c020" style:font-size-asian="11pt" style:font-size-complex="11pt"/>
    </style:style>
    <style:style style:name="P25" style:family="paragraph" style:parent-style-name="Standard">
      <style:text-properties fo:font-size="11pt" officeooo:rsid="0020f66d" officeooo:paragraph-rsid="0022c020" style:font-size-asian="11pt" style:font-size-complex="11pt"/>
    </style:style>
    <style:style style:name="P26" style:family="paragraph" style:parent-style-name="Standard" style:list-style-name="L11">
      <style:text-properties fo:font-size="11pt" officeooo:rsid="0020f66d" officeooo:paragraph-rsid="0022c020" style:font-size-asian="11pt" style:font-size-complex="11pt"/>
    </style:style>
    <style:style style:name="P27" style:family="paragraph" style:parent-style-name="Standard" style:list-style-name="L11">
      <style:text-properties fo:font-size="11pt" officeooo:rsid="0020f66d" officeooo:paragraph-rsid="0024402c" style:font-size-asian="11pt" style:font-size-complex="11pt"/>
    </style:style>
    <style:style style:name="P28" style:family="paragraph" style:parent-style-name="Standard" style:list-style-name="L11">
      <style:text-properties fo:font-size="11pt" officeooo:rsid="0020f66d" officeooo:paragraph-rsid="002f009f" style:font-size-asian="11pt" style:font-size-complex="11pt"/>
    </style:style>
    <style:style style:name="P29" style:family="paragraph" style:parent-style-name="Standard" style:list-style-name="L12">
      <style:text-properties fo:font-size="11pt" officeooo:rsid="0020f66d" officeooo:paragraph-rsid="0024402c" style:font-size-asian="11pt" style:font-size-complex="11pt"/>
    </style:style>
    <style:style style:name="P30" style:family="paragraph" style:parent-style-name="Standard" style:list-style-name="L12">
      <style:text-properties fo:font-size="11pt" officeooo:rsid="0020f66d" officeooo:paragraph-rsid="0022c020" style:font-size-asian="11pt" style:font-size-complex="11pt"/>
    </style:style>
    <style:style style:name="P31" style:family="paragraph" style:parent-style-name="Standard" style:list-style-name="L13">
      <style:text-properties fo:font-size="11pt" officeooo:rsid="0020f66d" officeooo:paragraph-rsid="0024402c" style:font-size-asian="11pt" style:font-size-complex="11pt"/>
    </style:style>
    <style:style style:name="P32" style:family="paragraph" style:parent-style-name="Standard" style:list-style-name="L13">
      <style:text-properties fo:font-size="11pt" officeooo:rsid="0020f66d" officeooo:paragraph-rsid="00255bfd" style:font-size-asian="11pt" style:font-size-complex="11pt"/>
    </style:style>
    <style:style style:name="P33" style:family="paragraph" style:parent-style-name="Standard" style:list-style-name="L14">
      <style:text-properties fo:font-size="11pt" officeooo:rsid="0020f66d" officeooo:paragraph-rsid="00255bfd" style:font-size-asian="11pt" style:font-size-complex="11pt"/>
    </style:style>
    <style:style style:name="P34" style:family="paragraph" style:parent-style-name="Standard" style:list-style-name="L14">
      <style:text-properties fo:font-size="11pt" officeooo:rsid="0020f66d" officeooo:paragraph-rsid="002c5896" style:font-size-asian="11pt" style:font-size-complex="11pt"/>
    </style:style>
    <style:style style:name="P35" style:family="paragraph" style:parent-style-name="Standard" style:list-style-name="L2">
      <style:text-properties officeooo:paragraph-rsid="001f9231"/>
    </style:style>
    <style:style style:name="P36" style:family="paragraph" style:parent-style-name="Standard" style:list-style-name="L3">
      <style:text-properties officeooo:paragraph-rsid="001f9231"/>
    </style:style>
    <style:style style:name="P37" style:family="paragraph" style:parent-style-name="Standard" style:list-style-name="L4">
      <style:text-properties officeooo:paragraph-rsid="001f9231"/>
    </style:style>
    <style:style style:name="P38" style:family="paragraph" style:parent-style-name="Standard" style:list-style-name="L5">
      <style:text-properties officeooo:paragraph-rsid="0020f66d"/>
    </style:style>
    <style:style style:name="P39" style:family="paragraph" style:parent-style-name="Standard" style:list-style-name="L6">
      <style:text-properties officeooo:paragraph-rsid="0020f66d"/>
    </style:style>
    <style:style style:name="P40" style:family="paragraph" style:parent-style-name="Standard" style:list-style-name="L14">
      <style:text-properties officeooo:rsid="0024402c" officeooo:paragraph-rsid="00255bfd"/>
    </style:style>
    <style:style style:name="P41" style:family="paragraph" style:parent-style-name="Standard" style:list-style-name="L8">
      <style:text-properties officeooo:paragraph-rsid="0022c020"/>
    </style:style>
    <style:style style:name="P42" style:family="paragraph" style:parent-style-name="Standard" style:list-style-name="L9">
      <style:text-properties officeooo:paragraph-rsid="0022c020"/>
    </style:style>
    <style:style style:name="P43" style:family="paragraph" style:parent-style-name="Standard" style:list-style-name="L10">
      <style:text-properties officeooo:paragraph-rsid="0022c020"/>
    </style:style>
    <style:style style:name="P44" style:family="paragraph" style:parent-style-name="Standard" style:list-style-name="L13">
      <style:text-properties officeooo:paragraph-rsid="0024402c"/>
    </style:style>
    <style:style style:name="P45" style:family="paragraph" style:parent-style-name="Standard" style:list-style-name="L14">
      <style:text-properties officeooo:paragraph-rsid="00255bfd"/>
    </style:style>
    <style:style style:name="T1" style:family="text">
      <style:text-properties officeooo:rsid="003697c2"/>
    </style:style>
    <style:style style:name="T2" style:family="text">
      <style:text-properties officeooo:rsid="001e226a"/>
    </style:style>
    <style:style style:name="T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4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f9231" style:font-size-asian="11pt" style:font-size-complex="11pt"/>
    </style:style>
    <style:style style:name="T7" style:family="text">
      <style:text-properties fo:font-size="11pt" officeooo:rsid="0020f66d" style:font-size-asian="11pt" style:font-size-complex="11pt"/>
    </style:style>
    <style:style style:name="T8" style:family="text">
      <style:text-properties fo:font-size="11pt" officeooo:rsid="0022c020" style:font-size-asian="11pt" style:font-size-complex="11pt"/>
    </style:style>
    <style:style style:name="T9" style:family="text">
      <style:text-properties fo:font-size="11pt" officeooo:rsid="0024402c" style:font-size-asian="11pt" style:font-size-complex="11pt"/>
    </style:style>
    <style:style style:name="T10" style:family="text">
      <style:text-properties fo:font-size="11pt" officeooo:rsid="00255bfd" style:font-size-asian="11pt" style:font-size-complex="11pt"/>
    </style:style>
    <style:style style:name="T11" style:family="text">
      <style:text-properties officeooo:rsid="001f9231"/>
    </style:style>
    <style:style style:name="T12" style:family="text">
      <style:text-properties officeooo:rsid="002b945d"/>
    </style:style>
    <style:style style:name="T13" style:family="text">
      <style:text-properties officeooo:rsid="002c5896"/>
    </style:style>
    <style:style style:name="T14" style:family="text">
      <style:text-properties officeooo:rsid="002f00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/>
      <text:p text:style-name="P1"/>
      <text:p text:style-name="P1">模块名:项目奖金包管理</text:p>
      <text:p text:style-name="P1"><text:tab/>导航<text:span text:style-name="T1">下拉名_1:项目奖金包管理</text:span></text:p>
      <text:p text:style-name="P1"><text:tab/><text:tab/>导航<text:span text:style-name="T1">名_1:流程</text:span><text:bookmark-start text:name="__DdeLink__306_127154232"/><text:span text:style-name="T1">绩效指标</text:span><text:bookmark-end text:name="__DdeLink__306_127154232"/><text:span text:style-name="T1">管理</text:span></text:p>
      <text:p text:style-name="P2"><text:tab/><text:tab/><text:tab/>功能名_<text:span text:style-name="T2">1:列表 功能类型:网格</text:span></text:p>
      <text:list xml:id="list8813510623931538526" text:style-name="L1">
        <text:list-item>
          <text:p text:style-name="P8">字段名:项目名称</text:p>
        </text:list-item>
        <text:list-item>
          <text:p text:style-name="P9">字段名:指标类别</text:p>
        </text:list-item>
        <text:list-item>
          <text:p text:style-name="P9">字段名:指标名称</text:p>
        </text:list-item>
        <text:list-item>
          <text:p text:style-name="P9">字段名:指标描述</text:p>
        </text:list-item>
        <text:list-item>
          <text:p text:style-name="P9">字段名:计分方式</text:p>
        </text:list-item>
        <text:list-item>
          <text:p text:style-name="P9">字段名:参考目标值</text:p>
        </text:list-item>
        <text:list-item>
          <text:p text:style-name="P7"><text:span text:style-name="T5">字段名:</text:span><text:bookmark-start text:name="__DdeLink__308_127154232"/><text:span text:style-name="T3">获取数据</text:span><text:span text:style-name="T4">的数据源字段编号</text:span><text:bookmark-end text:name="__DdeLink__308_127154232"/></text:p>
        </text:list-item>
        <text:list-item>
          <text:p text:style-name="P7"><text:span text:style-name="T5">字段名:</text:span><text:span text:style-name="T3">获取数据</text:span><text:span text:style-name="T4">的数据源字段</text:span></text:p>
        </text:list-item>
        <text:list-item>
          <text:p text:style-name="P7"><text:span text:style-name="T5">字段名:</text:span><text:span text:style-name="T3">数据源字</text:span><text:span text:style-name="T4">段路径</text:span></text:p>
        </text:list-item>
        <text:list-item>
          <text:p text:style-name="P9">字段名:系统/人工</text:p>
        </text:list-item>
        <text:list-item>
          <text:p text:style-name="P9">字段名:启动/关闭</text:p>
        </text:list-item>
      </text:list>
      <text:p text:style-name="P1"><text:tab/><text:tab/><text:tab/>功能名_<text:span text:style-name="T11">2</text:span>:添加 功能类型:编辑</text:p>
      <text:list xml:id="list3349742546598722857" text:style-name="L2">
        <text:list-item>
          <text:p text:style-name="P10">字段名:项目名称 字段类型:文本框 必填</text:p>
        </text:list-item>
        <text:list-item>
          <text:p text:style-name="P11">字段名:指标类别 字段类型:文本框 必填</text:p>
        </text:list-item>
        <text:list-item>
          <text:p text:style-name="P11">字段名:指标名称 字段类型:文本框 必填</text:p>
        </text:list-item>
        <text:list-item>
          <text:p text:style-name="P11">字段名:指标描述 字段类型:文本框 必填</text:p>
        </text:list-item>
        <text:list-item>
          <text:p text:style-name="P11">字段名:计分方式 字段类型:文本框 必填</text:p>
        </text:list-item>
        <text:list-item>
          <text:p text:style-name="P11">字段名:参考目标值 字段类型:文本框 必填</text:p>
        </text:list-item>
        <text:list-item>
          <text:p text:style-name="P35"><text:span text:style-name="T5">字段名:</text:span><text:span text:style-name="T3">获取数据</text:span><text:span text:style-name="T4">的数据源字段编号 字段类型:文本框 必填</text:span></text:p>
        </text:list-item>
        <text:list-item>
          <text:p text:style-name="P35"><text:span text:style-name="T5">字段名:</text:span><text:span text:style-name="T3">获取数据</text:span><text:span text:style-name="T4">的数据源字段 字段类型:文本框 必填</text:span></text:p>
        </text:list-item>
        <text:list-item>
          <text:p text:style-name="P35"><text:span text:style-name="T5">字段名:</text:span><text:span text:style-name="T3">数据源字</text:span><text:span text:style-name="T4">段路径 字段类型:文本框 必填</text:span></text:p>
        </text:list-item>
        <text:list-item>
          <text:p text:style-name="P35"><text:span text:style-name="T5">字段名:系统/人工 <text:s/>字段类型:</text:span><text:span text:style-name="T6">开关按钮</text:span><text:span text:style-name="T5"> 必填</text:span></text:p>
        </text:list-item>
      </text:list>
      <text:p text:style-name="P3"><text:span text:style-name="T5"><text:tab/><text:tab/><text:tab/>功能名_</text:span><text:span text:style-name="T6">3:编辑</text:span><text:span text:style-name="T5"> 功能类型:编辑</text:span></text:p>
      <text:list xml:id="list2893417786741606787" text:style-name="L3">
        <text:list-item>
          <text:p text:style-name="P12">字段名:项目名称 字段类型:文本框 必填</text:p>
        </text:list-item>
        <text:list-item>
          <text:p text:style-name="P12">字段名:指标类别 字段类型:文本框 必填</text:p>
        </text:list-item>
        <text:list-item>
          <text:p text:style-name="P12">字段名:指标名称 字段类型:文本框 必填</text:p>
        </text:list-item>
        <text:list-item>
          <text:p text:style-name="P12">字段名:指标描述 字段类型:文本框 必填</text:p>
        </text:list-item>
        <text:list-item>
          <text:p text:style-name="P12">字段名:计分方式 字段类型:文本框 必填</text:p>
        </text:list-item>
        <text:list-item>
          <text:p text:style-name="P12">字段名:参考目标值 字段类型:文本框 必填</text:p>
        </text:list-item>
        <text:list-item>
          <text:p text:style-name="P36"><text:span text:style-name="T5">字段名:</text:span><text:span text:style-name="T3">获取数据</text:span><text:span text:style-name="T4">的数据源字段编号 字段类型:文本框 必填</text:span></text:p>
        </text:list-item>
        <text:list-item>
          <text:p text:style-name="P36"><text:span text:style-name="T5">字段名:</text:span><text:span text:style-name="T3">获取数据</text:span><text:span text:style-name="T4">的数据源字段 字段类型:文本框 必填</text:span></text:p>
        </text:list-item>
        <text:list-item>
          <text:p text:style-name="P36"><text:span text:style-name="T5">字段名:</text:span><text:span text:style-name="T3">数据源字</text:span><text:span text:style-name="T4">段路径 字段类型:文本框 必填</text:span></text:p>
        </text:list-item>
        <text:list-item>
          <text:p text:style-name="P36"><text:span text:style-name="T5">字段名:系统/人工 <text:s/>字段类型:</text:span><text:span text:style-name="T6">开关按钮</text:span><text:span text:style-name="T5"> 必填</text:span></text:p>
        </text:list-item>
      </text:list>
      <text:p text:style-name="P3"><text:span text:style-name="T5"><text:tab/><text:tab/><text:tab/>功能名_</text:span><text:span text:style-name="T6">4:删除 功能类型:编辑</text:span></text:p>
      <text:p text:style-name="P13"><text:tab/><text:tab/><text:tab/>功能名_5:启动 功能类型:编辑</text:p>
      <text:p text:style-name="P13"><text:tab/><text:tab/><text:tab/>功能名_6:关闭 功能类型:编辑</text:p>
      <text:p text:style-name="P13"/>
      <text:p text:style-name="P13"/>
      <text:p text:style-name="P13"><text:soft-page-break/><text:tab/><text:tab/>导航下拉名_2:奖励明细</text:p>
      <text:p text:style-name="P13"><text:tab/><text:tab/><text:tab/>功能名_1:列表 功能类型:网格</text:p>
      <text:list xml:id="list7575644995474757836" text:style-name="L4">
        <text:list-item>
          <text:p text:style-name="P14">字段名:发生时间</text:p>
        </text:list-item>
        <text:list-item>
          <text:p text:style-name="P14">字段名:地区</text:p>
        </text:list-item>
        <text:list-item>
          <text:p text:style-name="P14">字段名:项目组</text:p>
        </text:list-item>
        <text:list-item>
          <text:p text:style-name="P14">字段名:姓名</text:p>
        </text:list-item>
        <text:list-item>
          <text:p text:style-name="P14">字段名:工号</text:p>
        </text:list-item>
        <text:list-item>
          <text:p text:style-name="P14">字段名:指标名称</text:p>
        </text:list-item>
        <text:list-item>
          <text:p text:style-name="P14">字段名:奖励原因</text:p>
        </text:list-item>
        <text:list-item>
          <text:p text:style-name="P14">字段名:奖励分数</text:p>
        </text:list-item>
        <text:list-item>
          <text:p text:style-name="P37"><text:span text:style-name="T6">字段名:</text:span><text:span text:style-name="T7">发起方</text:span></text:p>
        </text:list-item>
      </text:list>
      <text:p text:style-name="P20"><text:tab/><text:tab/><text:tab/>功能名_2:添加 功能类型:编辑</text:p>
      <text:list xml:id="list2767504017258621549" text:style-name="L5">
        <text:list-item>
          <text:p text:style-name="P38"><text:span text:style-name="T6">字段名:姓名 </text:span><text:span text:style-name="T7">字段名:单选框 必填</text:span></text:p>
        </text:list-item>
        <text:list-item>
          <text:p text:style-name="P15">字段名:指标名称 字段名:单选框 必填</text:p>
        </text:list-item>
        <text:list-item>
          <text:p text:style-name="P15">字段名:奖励原因 字段名:文本框 必填</text:p>
        </text:list-item>
        <text:list-item>
          <text:p text:style-name="P15">字段名:奖励分数 字段名:整数框 必填</text:p>
        </text:list-item>
      </text:list>
      <text:p text:style-name="P21"><text:tab/><text:tab/><text:tab/>功能名_3:编辑 功能类型:编辑</text:p>
      <text:list xml:id="list9107347822616249971" text:style-name="L6">
        <text:list-item>
          <text:p text:style-name="P39"><text:span text:style-name="T6">字段名:姓名 </text:span><text:span text:style-name="T7">字段名:单选框 必填</text:span></text:p>
        </text:list-item>
        <text:list-item>
          <text:p text:style-name="P16">字段名:指标名称 字段名:单选框 必填</text:p>
        </text:list-item>
        <text:list-item>
          <text:p text:style-name="P16">字段名:奖励原因 字段名:文本框 必填</text:p>
        </text:list-item>
        <text:list-item>
          <text:p text:style-name="P16">字段名:奖励分数 字段名:整数框 必填</text:p>
        </text:list-item>
      </text:list>
      <text:p text:style-name="P21"><text:tab/><text:tab/><text:tab/>功能名_4:删除 功能类型:编辑</text:p>
      <text:p text:style-name="P21"><text:tab/><text:tab/><text:tab/>功能名_5:汇总 功能类型:网格</text:p>
      <text:list xml:id="list7335721610525012324" text:style-name="L7">
        <text:list-item>
          <text:p text:style-name="P22">字段名:开始时间 字段类型:时间框 非必填</text:p>
        </text:list-item>
        <text:list-item>
          <text:p text:style-name="P22">字段名:开始时间 字段类型:时间框 非必填</text:p>
        </text:list-item>
        <text:list-item>
          <text:p text:style-name="P22">字段名:地区 字段类型:单选框 可填写 非必填</text:p>
        </text:list-item>
        <text:list-item>
          <text:p text:style-name="P22">字段名:项目组 字段类型:单选框 可填写 非必填</text:p>
        </text:list-item>
        <text:list-item>
          <text:p text:style-name="P23">按钮:项目组排名</text:p>
          <text:list>
            <text:list-item>
              <text:p text:style-name="P23">字段名:开始时间</text:p>
            </text:list-item>
            <text:list-item>
              <text:p text:style-name="P23">字段名:结束时间</text:p>
            </text:list-item>
            <text:list-item>
              <text:p text:style-name="P23">字段名:地区</text:p>
            </text:list-item>
            <text:list-item>
              <text:p text:style-name="P23">字段名:项目组</text:p>
            </text:list-item>
            <text:list-item>
              <text:p text:style-name="P23">字段名:奖励总次数</text:p>
            </text:list-item>
            <text:list-item>
              <text:p text:style-name="P23">字段名:奖励总分</text:p>
            </text:list-item>
            <text:list-item>
              <text:p text:style-name="P23">字段名:排名</text:p>
            </text:list-item>
          </text:list>
        </text:list-item>
        <text:list-item>
          <text:p text:style-name="P23">按钮:个人排名</text:p>
          <text:list>
            <text:list-item>
              <text:p text:style-name="P24">字段名:开始时间</text:p>
            </text:list-item>
            <text:list-item>
              <text:p text:style-name="P24">字段名:结束时间</text:p>
            </text:list-item>
            <text:list-item>
              <text:p text:style-name="P24">字段名:地区</text:p>
            </text:list-item>
            <text:list-item>
              <text:p text:style-name="P24">字段名:项目组</text:p>
            </text:list-item>
            <text:list-item>
              <text:p text:style-name="P24">字段名:姓名</text:p>
            </text:list-item>
            <text:list-item>
              <text:p text:style-name="P24">字段名:工号</text:p>
            </text:list-item>
            <text:list-item>
              <text:p text:style-name="P24">字段名:奖励总次数</text:p>
            </text:list-item>
            <text:list-item>
              <text:p text:style-name="P24">字段名:奖励总分</text:p>
            </text:list-item>
            <text:list-item>
              <text:p text:style-name="P24"><text:soft-page-break/>字段名:排名</text:p>
            </text:list-item>
          </text:list>
        </text:list-item>
      </text:list>
      <text:p text:style-name="P4"><text:span text:style-name="T7"><text:tab/><text:tab/>导航下拉名_</text:span><text:span text:style-name="T8">3:处罚明细</text:span></text:p>
      <text:p text:style-name="P4"><text:span text:style-name="T8"><text:tab/><text:tab/><text:tab/></text:span><text:span text:style-name="T6">功能名_1:列表 功能类型:网格</text:span></text:p>
      <text:list xml:id="list3041677248002263318" text:style-name="L8">
        <text:list-item>
          <text:p text:style-name="P17">字段名:发生时间</text:p>
        </text:list-item>
        <text:list-item>
          <text:p text:style-name="P17">字段名:地区</text:p>
        </text:list-item>
        <text:list-item>
          <text:p text:style-name="P17">字段名:项目组</text:p>
        </text:list-item>
        <text:list-item>
          <text:p text:style-name="P17">字段名:姓名</text:p>
        </text:list-item>
        <text:list-item>
          <text:p text:style-name="P17">字段名:工号</text:p>
        </text:list-item>
        <text:list-item>
          <text:p text:style-name="P17">字段名:所属项目组</text:p>
        </text:list-item>
        <text:list-item>
          <text:p text:style-name="P17">字段名:指标名称</text:p>
        </text:list-item>
        <text:list-item>
          <text:p text:style-name="P17">字段名:处罚原因</text:p>
        </text:list-item>
        <text:list-item>
          <text:p text:style-name="P17">字段名:处罚分数</text:p>
        </text:list-item>
        <text:list-item>
          <text:p text:style-name="P41"><text:span text:style-name="T6">字段名:</text:span><text:span text:style-name="T7">发起方</text:span></text:p>
        </text:list-item>
      </text:list>
      <text:p text:style-name="P25"><text:tab/><text:tab/><text:tab/>功能名_2:添加 功能类型:编辑</text:p>
      <text:list xml:id="list1984435512479924173" text:style-name="L9">
        <text:list-item>
          <text:p text:style-name="P42"><text:span text:style-name="T6">字段名:姓名 </text:span><text:span text:style-name="T7">字段名:单选框 必填</text:span></text:p>
        </text:list-item>
        <text:list-item>
          <text:p text:style-name="P18">字段名:指标名称 字段名:单选框 必填</text:p>
        </text:list-item>
        <text:list-item>
          <text:p text:style-name="P18">字段名:处罚原因 字段名:文本框 必填</text:p>
        </text:list-item>
        <text:list-item>
          <text:p text:style-name="P18">字段名:处罚分数 字段名:整数框 必填</text:p>
        </text:list-item>
      </text:list>
      <text:p text:style-name="P25"><text:tab/><text:tab/><text:tab/>功能名_3:编辑 功能类型:编辑</text:p>
      <text:list xml:id="list347903670324974469" text:style-name="L10">
        <text:list-item>
          <text:p text:style-name="P43"><text:span text:style-name="T6">字段名:姓名 </text:span><text:span text:style-name="T7">字段名:单选框 必填</text:span></text:p>
        </text:list-item>
        <text:list-item>
          <text:p text:style-name="P19">字段名:指标名称 字段名:单选框 必填</text:p>
        </text:list-item>
        <text:list-item>
          <text:p text:style-name="P19">字段名:处罚原因 字段名:文本框 必填</text:p>
        </text:list-item>
        <text:list-item>
          <text:p text:style-name="P19">字段名:处罚分数 字段名:整数框 必填</text:p>
        </text:list-item>
      </text:list>
      <text:p text:style-name="P25"><text:tab/><text:tab/><text:tab/>功能名_4:删除 功能类型:编辑</text:p>
      <text:p text:style-name="P25"><text:tab/><text:tab/><text:tab/>功能名_5:汇总 功能类型:网格</text:p>
      <text:list xml:id="list4207573914951450436" text:style-name="L11">
        <text:list-item>
          <text:p text:style-name="P26">字段名:开始时间 字段类型:时间框 非必填</text:p>
        </text:list-item>
        <text:list-item>
          <text:p text:style-name="P26">字段名:开始时间 字段类型:时间框 非必填</text:p>
        </text:list-item>
        <text:list-item>
          <text:p text:style-name="P27">字段名:地区 字段类型:单选框 可填写 非必填</text:p>
        </text:list-item>
        <text:list-item>
          <text:p text:style-name="P27">字段名:项目组 字段类型:单选框 可填写 非必填</text:p>
        </text:list-item>
        <text:list-item>
          <text:p text:style-name="P26">按钮:项目组排名</text:p>
          <text:list>
            <text:list-item>
              <text:p text:style-name="P26">字段名:开始时间</text:p>
            </text:list-item>
            <text:list-item>
              <text:p text:style-name="P26">字段名:结束时间</text:p>
            </text:list-item>
            <text:list-item>
              <text:p text:style-name="P26">字段名:部门</text:p>
            </text:list-item>
            <text:list-item>
              <text:p text:style-name="P26">字段名:项目组</text:p>
            </text:list-item>
            <text:list-item>
              <text:p text:style-name="P26">字段名:处罚总次数</text:p>
            </text:list-item>
            <text:list-item>
              <text:p text:style-name="P26">字段名:处罚总分</text:p>
            </text:list-item>
            <text:list-item>
              <text:p text:style-name="P26">字段名:排名</text:p>
            </text:list-item>
          </text:list>
        </text:list-item>
        <text:list-item>
          <text:p text:style-name="P26">按钮:个人排名</text:p>
          <text:list>
            <text:list-item>
              <text:p text:style-name="P26">字段名:开始时间</text:p>
            </text:list-item>
            <text:list-item>
              <text:p text:style-name="P26">字段名:结束时间</text:p>
            </text:list-item>
            <text:list-item>
              <text:p text:style-name="P26">字段名:部门</text:p>
            </text:list-item>
            <text:list-item>
              <text:p text:style-name="P26">字段名:项目组</text:p>
            </text:list-item>
            <text:list-item>
              <text:p text:style-name="P26">字段名:姓名</text:p>
            </text:list-item>
            <text:list-item>
              <text:p text:style-name="P26">字段名:工号</text:p>
            </text:list-item>
            <text:list-item>
              <text:p text:style-name="P26"><text:soft-page-break/>字段名:处罚总次数</text:p>
            </text:list-item>
            <text:list-item>
              <text:p text:style-name="P26">字段名:处罚总分</text:p>
            </text:list-item>
            <text:list-item>
              <text:p text:style-name="P26">字段名:排名</text:p>
            </text:list-item>
          </text:list>
        </text:list-item>
      </text:list>
      <text:p text:style-name="P4"><text:span text:style-name="T7"><text:tab/><text:tab/><text:tab/>功能名_</text:span><text:span text:style-name="T8">6:奖励处罚明细汇总 功能类型:网格</text:span></text:p>
      <text:list xml:id="list20252448353459160" text:style-name="L12">
        <text:list-item>
          <text:p text:style-name="P29">字段名:开始时间 字段类型:时间框 非必填</text:p>
        </text:list-item>
        <text:list-item>
          <text:p text:style-name="P29">字段名:开始时间 字段类型:时间框 非必填</text:p>
        </text:list-item>
        <text:list-item>
          <text:p text:style-name="P29">字段名:地区 字段类型:单选框 可填写 非必填</text:p>
        </text:list-item>
        <text:list-item>
          <text:p text:style-name="P29">字段名:项目组 字段类型:单选框 可填写 非必填</text:p>
          <text:list>
            <text:list-item>
              <text:p text:style-name="P30">字段名:发生时间</text:p>
            </text:list-item>
            <text:list-item>
              <text:p text:style-name="P30">字段名:地区</text:p>
            </text:list-item>
            <text:list-item>
              <text:p text:style-name="P30">字段名:项目组</text:p>
            </text:list-item>
            <text:list-item>
              <text:p text:style-name="P30">字段名:姓名</text:p>
            </text:list-item>
            <text:list-item>
              <text:p text:style-name="P30">字段名:工号</text:p>
            </text:list-item>
            <text:list-item>
              <text:p text:style-name="P30">字段名:处罚次数</text:p>
            </text:list-item>
            <text:list-item>
              <text:p text:style-name="P30">字段名:处罚总分</text:p>
            </text:list-item>
            <text:list-item>
              <text:p text:style-name="P29">字段名:奖励次数</text:p>
            </text:list-item>
            <text:list-item>
              <text:p text:style-name="P29">字段名:奖励总分</text:p>
            </text:list-item>
            <text:list-item>
              <text:p text:style-name="P29">字段名:最后得分</text:p>
            </text:list-item>
          </text:list>
        </text:list-item>
      </text:list>
      <text:p text:style-name="P5"><text:span text:style-name="T7"><text:tab/><text:tab/><text:tab/>功能名_</text:span><text:span text:style-name="T9">7:奖罚人数汇总 功能类型:网格</text:span></text:p>
      <text:list xml:id="list7680315571580646207" text:style-name="L13">
        <text:list-item>
          <text:p text:style-name="P31">字段名:开始时间 字段类型:时间框 非必填</text:p>
        </text:list-item>
        <text:list-item>
          <text:p text:style-name="P31">字段名:开始时间 字段类型:时间框 非必填</text:p>
        </text:list-item>
        <text:list-item>
          <text:p text:style-name="P31">字段名:地区 字段类型:单选框 可填写 非必填</text:p>
        </text:list-item>
        <text:list-item>
          <text:p text:style-name="P31">字段名:项目组 字段类型:单选框 可填写 非必填</text:p>
        </text:list-item>
        <text:list-item>
          <text:p text:style-name="P31">字段名:奖罚指标 字段类型:单选框 可填写 非必填</text:p>
          <text:list>
            <text:list-item>
              <text:p text:style-name="P31">字段名:开始时间</text:p>
            </text:list-item>
            <text:list-item>
              <text:p text:style-name="P31">字段名:结束时间</text:p>
            </text:list-item>
            <text:list-item>
              <text:p text:style-name="P31">字段名:项目组</text:p>
            </text:list-item>
            <text:list-item>
              <text:p text:style-name="P44"><text:span text:style-name="T7">字段名:</text:span><text:span text:style-name="T9">地区</text:span></text:p>
            </text:list-item>
            <text:list-item>
              <text:p text:style-name="P32">字段名:奖罚指标 </text:p>
            </text:list-item>
            <text:list-item>
              <text:p text:style-name="P31">字段名:奖励人数</text:p>
            </text:list-item>
            <text:list-item>
              <text:p text:style-name="P31">字段名:处罚人数</text:p>
            </text:list-item>
            <text:list-item>
              <text:p text:style-name="P31">字段名:最后得分</text:p>
            </text:list-item>
          </text:list>
        </text:list-item>
      </text:list>
      <text:p text:style-name="P6"><text:span text:style-name="T7"><text:tab/><text:tab/><text:tab/></text:span><text:span text:style-name="T10">功能名_8:奖罚分数汇总 功能类型:网格</text:span></text:p>
      <text:list xml:id="list4228067655574214264" text:style-name="L14">
        <text:list-item>
          <text:p text:style-name="P33">字段名:开始时间 字段类型:时间框 非必填</text:p>
        </text:list-item>
        <text:list-item>
          <text:p text:style-name="P33">字段名:开始时间 字段类型:时间框 非必填</text:p>
        </text:list-item>
        <text:list-item>
          <text:p text:style-name="P33">字段名:地区 字段类型:单选框 可填写 非必填</text:p>
        </text:list-item>
        <text:list-item>
          <text:p text:style-name="P33">字段名:项目组 字段类型:单选框 可填写 非必填</text:p>
        </text:list-item>
        <text:list-item>
          <text:p text:style-name="P40"><text:bookmark-start text:name="__DdeLink__303_127154232"/><text:span text:style-name="T7">字段名:奖罚指标 </text:span><text:bookmark-end text:name="__DdeLink__303_127154232"/><text:span text:style-name="T7">字段类型:单选框 可填写 非必填</text:span></text:p>
          <text:list>
            <text:list-item>
              <text:p text:style-name="P33">字段名:开始时间</text:p>
            </text:list-item>
            <text:list-item>
              <text:p text:style-name="P33">字段名:结束时间</text:p>
            </text:list-item>
            <text:list-item>
              <text:p text:style-name="P33">字段名:项目组</text:p>
            </text:list-item>
            <text:list-item>
              <text:p text:style-name="P45"><text:span text:style-name="T7">字段名:</text:span><text:span text:style-name="T9">地区</text:span></text:p>
            </text:list-item>
            <text:list-item>
              <text:p text:style-name="P33">字段名:奖罚指标 </text:p>
            </text:list-item>
            <text:list-item>
              <text:p text:style-name="P33">字段名:奖励<text:bookmark-start text:name="__DdeLink__819_606916733"/>次数<text:bookmark-end text:name="__DdeLink__819_606916733"/></text:p>
            </text:list-item>
            <text:list-item>
              <text:p text:style-name="P33"><text:soft-page-break/>字段名:奖励总分</text:p>
            </text:list-item>
            <text:list-item>
              <text:p text:style-name="P34">字段名:处罚次数</text:p>
            </text:list-item>
            <text:list-item>
              <text:p text:style-name="P33">字段名:处罚总分</text:p>
            </text:list-item>
            <text:list-item>
              <text:p text:style-name="P33">字段名:最后得分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5:40:42.240029499</meta:creation-date>
    <dc:date>2017-04-11T10:42:47.484944751</dc:date>
    <meta:editing-duration>P1DT9M11S</meta:editing-duration>
    <meta:editing-cycles>4</meta:editing-cycles>
    <meta:generator>LibreOffice/5.1.5.2$Linux_X86_64 LibreOffice_project/10$Build-2</meta:generator>
    <meta:document-statistic meta:table-count="0" meta:image-count="0" meta:object-count="0" meta:page-count="5" meta:paragraph-count="177" meta:word-count="2296" meta:character-count="2716" meta:non-whitespace-character-count="2501"/>
  </office:meta>
</office:document-meta>
</file>